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20c154" officeooo:paragraph-rsid="0020c154"/>
    </style:style>
    <style:style style:name="P2" style:family="paragraph" style:parent-style-name="Standard" style:list-style-name="L1">
      <style:text-properties officeooo:rsid="0019cc69" officeooo:paragraph-rsid="0019cc69"/>
    </style:style>
    <style:style style:name="P3" style:family="paragraph" style:parent-style-name="Standard" style:list-style-name="L1">
      <style:text-properties officeooo:rsid="001bcb36" officeooo:paragraph-rsid="001bcb36"/>
    </style:style>
    <style:style style:name="P4" style:family="paragraph" style:parent-style-name="Standard" style:list-style-name="L1">
      <style:text-properties officeooo:rsid="001e4311" officeooo:paragraph-rsid="001e4311"/>
    </style:style>
    <style:style style:name="P5" style:family="paragraph" style:parent-style-name="Standard" style:list-style-name="L1">
      <style:text-properties officeooo:rsid="00202d99" officeooo:paragraph-rsid="00202d9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00938242" text:style-name="L1">
        <text:list-item>
          <text:p text:style-name="P2">Pide dos números por teclado y muéstrelos en pantalla</text:p>
        </text:list-item>
        <text:list-item>
          <text:p text:style-name="P2">Pedir cadena de texto y mostrarla</text:p>
        </text:list-item>
        <text:list-item>
          <text:p text:style-name="P3">Pedir un número y mostrar el doble y el triple de ese número</text:p>
        </text:list-item>
        <text:list-item>
          <text:p text:style-name="P3">Dar el radio de una circunferencia, calcular el área, la longitud y mostrarlo por pantalla</text:p>
        </text:list-item>
        <text:list-item>
          <text:p text:style-name="P4">Pedir dos números, un operador(+, -, * o /) y mostrar el resultado</text:p>
        </text:list-item>
        <text:list-item>
          <text:p text:style-name="P5">Pedir números y mostrarlos hasta que se introduzca un 0</text:p>
        </text:list-item>
      </text:list>
      <text:p text:style-name="P1"/>
      <text:p text:style-name="P1">primero 5</text:p>
      <text:p text:style-name="P1">segundo 6</text:p>
      <text:p text:style-name="P1">tercero 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20:52:56.627000000</meta:creation-date>
    <dc:date>2018-09-25T19:48:17.908000000</dc:date>
    <meta:editing-duration>PT47M14S</meta:editing-duration>
    <meta:editing-cycles>5</meta:editing-cycles>
    <meta:generator>LibreOffice/6.1.1.2$Windows_x86 LibreOffice_project/5d19a1bfa650b796764388cd8b33a5af1f5baa1b</meta:generator>
    <meta:document-statistic meta:table-count="0" meta:image-count="0" meta:object-count="0" meta:page-count="1" meta:paragraph-count="9" meta:word-count="78" meta:character-count="396" meta:non-whitespace-character-count="333"/>
  </office:meta>
</office:document-meta>
</file>